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c4f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c4f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c4f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4f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/>
          <table:table-cell office:value-type="string" calcext:value-type="string">
            <text:p>c4f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/>
          <table:table-cell office:value-type="string" calcext:value-type="string">
            <text:p>c4f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/>
          <table:table-cell office:value-type="string" calcext:value-type="string">
            <text:p>c4f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/>
          <table:table-cell office:value-type="string" calcext:value-type="string">
            <text:p>c4f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6908" calcext:value-type="float">
            <text:p>6908</text:p>
          </table:table-cell>
          <table:table-cell/>
          <table:table-cell office:value-type="string" calcext:value-type="string">
            <text:p>c4f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8445" calcext:value-type="float">
            <text:p>8445</text:p>
          </table:table-cell>
          <table:table-cell/>
          <table:table-cell office:value-type="string" calcext:value-type="string">
            <text:p>c4f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9214" calcext:value-type="float">
            <text:p>9214</text:p>
          </table:table-cell>
          <table:table-cell/>
          <table:table-cell office:value-type="string" calcext:value-type="string">
            <text:p>c4f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9471" calcext:value-type="float">
            <text:p>9471</text:p>
          </table:table-cell>
          <table:table-cell/>
          <table:table-cell office:value-type="string" calcext:value-type="string">
            <text:p>c4f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/>
          <table:table-cell office:value-type="string" calcext:value-type="string">
            <text:p>c4f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11776" calcext:value-type="float">
            <text:p>11776</text:p>
          </table:table-cell>
          <table:table-cell/>
          <table:table-cell office:value-type="string" calcext:value-type="string">
            <text:p>K-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/>
          <table:table-cell office:value-type="string" calcext:value-type="string">
            <text:p>c4f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/>
          <table:table-cell office:value-type="string" calcext:value-type="string">
            <text:p>c4f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-f</text:p>
          </table:table-cell>
        </table:table-row>
        <table:table-row table:style-name="ro1">
          <table:table-cell office:value-type="float" office:value="20736" calcext:value-type="float">
            <text:p>20736</text:p>
          </table:table-cell>
          <table:table-cell/>
          <table:table-cell office:value-type="string" calcext:value-type="string">
            <text:p>c4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-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07:34:00.546000000</meta:creation-date>
    <dc:date>2019-07-23T07:39:36.932000000</dc:date>
    <meta:editing-duration>PT5M38S</meta:editing-duration>
    <meta:editing-cycles>1</meta:editing-cycles>
    <meta:document-statistic meta:table-count="1" meta:cell-count="70" meta:object-count="0"/>
    <meta:generator>LibreOffice/5.4.6.2$Windows_X86_64 LibreOffice_project/4014ce260a04f1026ba855d3b8d91541c224eab8</meta:generator>
  </office:meta>
</office:document-meta>
</file>